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office:value-type="string">
            <text:p>Connections</text:p>
          </table:table-cell>
          <table:table-cell office:value-type="string">
            <text:p>Lantency (ms)</text:p>
          </table:table-cell>
          <table:table-cell office:value-type="string">
            <text:p>Throughput</text:p>
          </table:table-cell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3.97">
            <text:p>3,97</text:p>
          </table:table-cell>
          <table:table-cell office:value-type="float" office:value="253.39">
            <text:p>253,39</text:p>
          </table:table-cell>
          <table:table-cell table:number-columns-repeated="3"/>
          <table:table-cell>
            <draw:frame table:end-cell-address="Лист1.N22" table:end-x="0.252cm" table:end-y="0.3cm" draw:z-index="0" draw:name="Latency with indexes" draw:style-name="gr1" draw:text-style-name="P1" svg:width="15.974cm" svg:height="9.006cm" svg:x="0.085cm" svg:y="0.327cm">
              <draw:object draw:notify-on-update-of-ranges="Лист1.B1:Лист1.B1 Лист1.B1:Лист1.B1 Лист1.A1:Лист1.A5 Лист1.B1:Лист1.B1 Лист1.B1:Лист1.B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Latency with indexes</svg:title>
            </draw:frame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.98">
            <text:p>11,98</text:p>
          </table:table-cell>
          <table:table-cell office:value-type="float" office:value="83.74">
            <text:p>83,74</text:p>
          </table:table-cell>
          <table:table-cell table:number-columns-repeated="12"/>
          <table:table-cell>
            <draw:frame table:end-cell-address="Лист1.W23" table:end-x="0.293cm" table:end-y="0.066cm" draw:z-index="2" draw:style-name="gr1" draw:text-style-name="P1" svg:width="15.999cm" svg:height="8.999cm" svg:x="0.101cm" svg:y="0.1cm">
              <draw:object draw:notify-on-update-of-ranges="Лист1.B7:Лист1.B10 Лист1.A7:Лист1.A1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.99">
            <text:p>23,99</text:p>
          </table:table-cell>
          <table:table-cell office:value-type="float" office:value="84.44">
            <text:p>84,44</text:p>
          </table:table-cell>
          <table:table-cell table:number-columns-repeated="1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0.66">
            <text:p>120,66</text:p>
          </table:table-cell>
          <table:table-cell office:value-type="float" office:value="82.93">
            <text:p>82,93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3.4">
            <text:p>43,4</text:p>
          </table:table-cell>
          <table:table-cell office:value-type="float" office:value="23.13">
            <text:p>23,13</text:p>
          </table:table-cell>
          <table:table-cell table:number-columns-repeated="1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28.8">
            <text:p>228,8</text:p>
          </table:table-cell>
          <table:table-cell office:value-type="float" office:value="4.41">
            <text:p>4,41</text:p>
          </table:table-cell>
          <table:table-cell table:number-columns-repeated="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63.41">
            <text:p>463,41</text:p>
          </table:table-cell>
          <table:table-cell office:value-type="float" office:value="4.14">
            <text:p>4,14</text:p>
          </table:table-cell>
          <table:table-cell table:number-columns-repeated="1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69.32">
            <text:p>969,32</text:p>
          </table:table-cell>
          <table:table-cell office:value-type="float" office:value="4.05">
            <text:p>4,05</text:p>
          </table:table-cell>
          <table:table-cell table:number-columns-repeated="13"/>
        </table:table-row>
        <table:table-row table:style-name="ro2" table:number-rows-repeated="13">
          <table:table-cell table:number-columns-repeated="16"/>
        </table:table-row>
        <table:table-row table:style-name="ro2">
          <table:table-cell table:number-columns-repeated="6"/>
          <table:table-cell>
            <draw:frame table:end-cell-address="Лист1.N44" table:end-x="0.361cm" table:end-y="0.3cm" draw:z-index="1" draw:style-name="gr1" draw:text-style-name="P1" svg:width="16.002cm" svg:height="9.006cm" svg:x="0.166cm" svg:y="0.327cm">
              <draw:object draw:notify-on-update-of-ranges="Лист1.C1:Лист1.C1 Лист1.A2:Лист1.A5 Лист1.A1:Лист1.A1 Лист1.C2:Лист1.C5 Лист1.A2:Лист1.A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5"/>
          <table:table-cell>
            <draw:frame table:end-cell-address="Лист1.W46" table:end-x="0.333cm" table:end-y="0.008cm" draw:z-index="3" draw:style-name="gr1" draw:text-style-name="P1" svg:width="16.002cm" svg:height="9.006cm" svg:x="0.138cm" svg:y="0.035cm">
              <draw:object draw:notify-on-update-of-ranges="Лист1.C7:Лист1.C10 Лист1.A7:Лист1.A1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8">18.05.2020</text:date>, <text:time>23:47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20:08:40.62</meta:creation-date>
    <dc:date>2020-05-18T23:47:32.46</dc:date>
    <meta:editing-duration>PT18M35S</meta:editing-duration>
    <meta:editing-cycles>1</meta:editing-cycles>
    <meta:generator>OpenOffice/4.1.7$Win32 OpenOffice.org_project/417m1$Build-9800</meta:generator>
    <meta:document-statistic meta:table-count="3" meta:cell-count="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scatter" chart:style-name="ch1">
        <chart:legend svg:x="12.351cm" svg:y="5.011cm" style:legend-expansion="custom" chartooo:width="3.33cm" chartooo:height="0.624cm" style:legend-expansion-aspect-ratio="5.33653846153846" chart:style-name="ch2"/>
        <chart:plot-area chart:style-name="ch3" table:cell-range-address="Лист1.A1:Лист1.B5" chart:data-source-has-labels="both" svg:x="0.769cm" svg:y="0.855cm" svg:width="11.029cm" svg:height="7.552cm">
          <chartooo:coordinate-region svg:x="1.576cm" svg:y="1.067cm" svg:width="9.942cm" svg:height="6.667cm"/>
          <chart:axis chart:dimension="x" chart:name="primary-x" chart:style-name="ch4" chartooo:axis-type="auto">
            <chart:categories table:cell-range-address="Лист1.B1:Лист1.B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1:Лист1.B5" chart:label-cell-address="Лист1.B1:Лист1.B1" chart:class="chart:scatter">
            <chart:domain table:cell-range-address="Лист1.A1:Лист1.A5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antency (ms)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ntency (ms)</text:p>
                <draw:g>
                  <svg:desc>Лист1.B1:Лист1.B1</svg:desc>
                </draw:g>
              </table:table-cell>
              <table:table-cell office:value-type="float" office:value="NaN">
                <text:p>NaN</text:p>
                <draw:g>
                  <svg:desc>Лист1.A1:Лист1.A5</svg:desc>
                </draw:g>
              </table:table-cell>
              <table:table-cell office:value-type="float" office:value="NaN">
                <text:p>NaN</text:p>
                <draw:g>
                  <svg:desc>Лист1.B1:Лист1.B5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20.66">
                <text:p>120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title svg:x="5.603cm" svg:y="0.316cm" chart:style-name="ch2">
          <text:p>Throughput with indexes</text:p>
        </chart:title>
        <chart:legend chart:legend-position="end" svg:x="12.754cm" svg:y="4.191cm" style:legend-expansion="high" chart:style-name="ch3"/>
        <chart:plot-area chart:style-name="ch4" table:cell-range-address="Лист1.C1:Лист1.C5 Лист1.A1:Лист1.A5" chart:data-source-has-labels="both" svg:x="1.358cm" svg:y="1.635cm" svg:width="10.756cm" svg:height="6.184cm">
          <chartooo:coordinate-region svg:x="2.165cm" svg:y="1.847cm" svg:width="9.67cm" svg:height="5.299cm"/>
          <chart:axis chart:dimension="x" chart:name="primary-x" chart:style-name="ch5" chartooo:axis-type="auto">
            <chart:title svg:x="5.753cm" svg:y="8cm" chart:style-name="ch6">
              <text:p>Connections</text:p>
            </chart:title>
            <chart:categories table:cell-range-address="Лист1.A2:Лист1.A5"/>
          </chart:axis>
          <chart:axis chart:dimension="y" chart:name="primary-y" chart:style-name="ch5">
            <chart:title svg:x="0.451cm" svg:y="7.179cm" chart:style-name="ch7">
              <text:p>Througput (requests per second)</text:p>
            </chart:title>
            <chart:grid chart:style-name="ch8" chart:class="major"/>
          </chart:axis>
          <chart:series chart:style-name="ch9" chart:values-cell-range-address="Лист1.C2:Лист1.C5" chart:label-cell-address="Лист1.A1:Лист1.A1" chart:class="chart:scatter">
            <chart:domain table:cell-range-address="Лист1.A2:Лист1.A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Connections</text:p>
                <draw:g>
                  <svg:desc>Лист1.A1:Лист1.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Лист1.A2:Лист1.A5</svg:desc>
                </draw:g>
              </table:table-cell>
              <table:table-cell office:value-type="float" office:value="1">
                <text:p>1</text:p>
                <draw:g>
                  <svg:desc>Лист1.A2:Лист1.A5</svg:desc>
                </draw:g>
              </table:table-cell>
              <table:table-cell office:value-type="float" office:value="253.39">
                <text:p>253.39</text:p>
                <draw:g>
                  <svg:desc>Лист1.C2:Лист1.C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3.74">
                <text:p>83.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2.93">
                <text:p>82.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Latency without indexes</text:p>
        </chart:title>
        <chart:legend chart:legend-position="end" svg:x="13.016cm" svg:y="4.188cm" style:legend-expansion="high" chart:style-name="ch3"/>
        <chart:plot-area chart:style-name="ch4" table:cell-range-address="Лист1.A7:Лист1.B10" svg:x="1.358cm" svg:y="1.635cm" svg:width="11.018cm" svg:height="6.177cm">
          <chartooo:coordinate-region svg:x="2.35cm" svg:y="1.848cm" svg:width="9.746cm" svg:height="5.291cm"/>
          <chart:axis chart:dimension="x" chart:name="primary-x" chart:style-name="ch5">
            <chart:title svg:x="5.884cm" svg:y="7.993cm" chart:style-name="ch6">
              <text:p>Connections</text:p>
            </chart:title>
            <chart:grid chart:style-name="ch7" chart:class="major"/>
          </chart:axis>
          <chart:axis chart:dimension="y" chart:name="primary-y" chart:style-name="ch5">
            <chart:title svg:x="0.451cm" svg:y="5.72cm" chart:style-name="ch8">
              <text:p>Latency (ms)</text:p>
            </chart:title>
            <chart:grid chart:style-name="ch7" chart:class="major"/>
          </chart:axis>
          <chart:series chart:style-name="ch9" chart:values-cell-range-address="Лист1.B7:Лист1.B10" chart:class="chart:scatter">
            <chart:domain table:cell-range-address="Лист1.A7:Лист1.A10"/>
            <chart:data-point chart:repeated="4"/>
          </chart:series>
          <chart:series chart:style-name="ch10" chart:values-cell-range-address="" chart:class="chart:scatte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7:Лист1.A10</svg:desc>
                </draw:g>
              </table:table-cell>
              <table:table-cell office:value-type="float" office:value="43.4">
                <text:p>43.4</text:p>
                <draw:g>
                  <svg:desc>Лист1.B7:Лист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28.8">
                <text:p>228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63.41">
                <text:p>463.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969.32">
                <text:p>969.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title svg:x="5.312cm" svg:y="0.316cm" chart:style-name="ch2">
          <text:p>Throughput without indexes</text:p>
        </chart:title>
        <chart:legend chart:legend-position="end" svg:x="13.019cm" svg:y="4.191cm" style:legend-expansion="high" chart:style-name="ch3"/>
        <chart:plot-area chart:style-name="ch4" table:cell-range-address="Лист1.A7:Лист1.A10 Лист1.C7:Лист1.C10" svg:x="1.358cm" svg:y="1.635cm" svg:width="11.021cm" svg:height="6.184cm">
          <chartooo:coordinate-region svg:x="1.979cm" svg:y="1.847cm" svg:width="10.12cm" svg:height="5.299cm"/>
          <chart:axis chart:dimension="x" chart:name="primary-x" chart:style-name="ch5">
            <chart:title svg:x="5.885cm" svg:y="8cm" chart:style-name="ch6">
              <text:p>Connections</text:p>
            </chart:title>
            <chart:grid chart:style-name="ch7" chart:class="major"/>
          </chart:axis>
          <chart:axis chart:dimension="y" chart:name="primary-y" chart:style-name="ch5">
            <chart:title svg:x="0.451cm" svg:y="6.001cm" chart:style-name="ch8">
              <text:p>Throughput (ms)</text:p>
            </chart:title>
            <chart:grid chart:style-name="ch7" chart:class="major"/>
          </chart:axis>
          <chart:series chart:style-name="ch9" chart:values-cell-range-address="Лист1.C7:Лист1.C10" chart:class="chart:scatter">
            <chart:domain table:cell-range-address="Лист1.A7:Лист1.A10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7:Лист1.A10</svg:desc>
                </draw:g>
              </table:table-cell>
              <table:table-cell office:value-type="float" office:value="23.13">
                <text:p>23.13</text:p>
                <draw:g>
                  <svg:desc>Лист1.C7:Лист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.05">
                <text:p>4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